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11_09-44-11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2.74 E-139-34-53.83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1_11-03-15_000.jpg</text:p>
          </table:table-cell>
          <table:table-cell table:style-name="ce22" office:value-type="string">
            <text:p>:m 1*1 RES / 245 / 『人工光合成と有機系太陽電池』　日本化学会、編 / p.77</text:p>
          </table:table-cell>
          <table:table-cell table:style-name="ce3"/>
          <table:table-cell table:style-name="ce3"/>
          <table:table-cell table:style-name="ce3" office:value-type="string">
            <text:p>N-35-35-25.74 E-139-34-53.01</text:p>
          </table:table-cell>
          <table:table-cell table:style-name="ce32" table:formula="of:=IF([.E3]=&quot;&quot;;[.C3];CONCATENATE([.C3];&quot; / &quot;;[.E3]))" office:value-type="string" office:string-value=":m 1*1 RES / 245 / 『人工光合成と有機系太陽電池』　日本化学会、編 / p.77">
            <text:p>:m 1*1 RES / 245 / 『人工光合成と有機系太陽電池』　日本化学会、編 / p.7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11_11-29-29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3.29 E-139-34-55.48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11_13-48-38_000.jpg</text:p>
          </table:table-cell>
          <table:table-cell table:style-name="ce22" office:value-type="string">
            <text:p>:m RES 1*1 / free# JVEMV6 37#17.*_1 / 37. miscs of miscs / 17. natural-history / *. 目薬 / topic-id=UCHY</text:p>
          </table:table-cell>
          <table:table-cell table:style-name="ce23"/>
          <table:table-cell table:style-name="ce3"/>
          <table:table-cell table:style-name="ce3" office:value-type="string">
            <text:p>N-35-35-28.68 E-139-34-49.32</text:p>
          </table:table-cell>
          <table:table-cell table:style-name="ce32" table:formula="of:=IF([.E5]=&quot;&quot;;[.C5];CONCATENATE([.C5];&quot; / &quot;;[.E5]))" office:value-type="string" office:string-value=":m RES 1*1 / free# JVEMV6 37#17.*_1 / 37. miscs of miscs / 17. natural-history / *. 目薬 / topic-id=UCHY">
            <text:p>:m RES 1*1 / free# JVEMV6 37#17.*_1 / 37. miscs of miscs / 17. natural-history / *. 目薬 / topic-id=UCH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11_16-20-20_000.jpg</text:p>
          </table:table-cell>
          <table:table-cell table:style-name="ce22" office:value-type="string">
            <text:p>:bookmemo / 読んだ本 / 『イヌネコにしか心を開けない人たち』 / 著者=香山リカ</text:p>
          </table:table-cell>
          <table:table-cell table:style-name="ce23"/>
          <table:table-cell table:style-name="ce3"/>
          <table:table-cell table:style-name="ce3" office:value-type="string">
            <text:p>N-35-35-28.72 E-139-34-49.38</text:p>
          </table:table-cell>
          <table:table-cell table:style-name="ce32" table:formula="of:=IF([.E6]=&quot;&quot;;[.C6];CONCATENATE([.C6];&quot; / &quot;;[.E6]))" office:value-type="string" office:string-value=":bookmemo / 読んだ本 / 『イヌネコにしか心を開けない人たち』 / 著者=香山リカ">
            <text:p>:bookmemo / 読んだ本 / 『イヌネコにしか心を開けない人たち』 / 著者=香山リ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11_17-01-08_000.jpg</text:p>
          </table:table-cell>
          <table:table-cell table:style-name="ce22" office:value-type="string">
            <text:p>:m / daylog メモ / 2020-0311</text:p>
          </table:table-cell>
          <table:table-cell table:style-name="ce14"/>
          <table:table-cell table:style-name="ce3"/>
          <table:table-cell table:style-name="ce3"/>
          <table:table-cell table:style-name="ce32" table:formula="of:=IF([.E7]=&quot;&quot;;[.C7];CONCATENATE([.C7];&quot; / &quot;;[.E7]))" office:value-type="string" office:string-value=":m / daylog メモ / 2020-0311">
            <text:p>:m / daylog メモ / 2020-031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11_19-27-02_000.jpg</text:p>
          </table:table-cell>
          <table:table-cell table:style-name="ce22" office:value-type="string">
            <text:p>:m music / log / gt / || s.1:prev,prev,prev-s.1(R.2),-,t.100,-,-,- || s.2:prev,prev,prev-R.1:task-1,for=harmonics,score+,t.100,-,-,R=1</text:p>
          </table:table-cell>
          <table:table-cell table:style-name="ce15"/>
          <table:table-cell table:style-name="ce3"/>
          <table:table-cell table:style-name="ce3" office:value-type="string">
            <text:p>N-35-35-28.29 E-139-34-49.49</text:p>
          </table:table-cell>
          <table:table-cell table:style-name="ce32" table:formula="of:=IF([.E8]=&quot;&quot;;[.C8];CONCATENATE([.C8];&quot; / &quot;;[.E8]))" office:value-type="string" office:string-value=":m music / log / gt / || s.1:prev,prev,prev-s.1(R.2),-,t.100,-,-,- || s.2:prev,prev,prev-R.1:task-1,for=harmonics,score+,t.100,-,-,R=1">
            <text:p>:m music / log / gt / || s.1:prev,prev,prev-s.1(R.2),-,t.100,-,-,- || s.2:prev,prev,prev-R.1:task-1,for=harmonics,score+,t.100,-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11_21-11-47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4.3 E-139-34-54.76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12_00-18-21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61 E-139-34-49.71</text:p>
          </table:table-cell>
          <table:table-cell table:style-name="ce32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12_07-18-40_000.jpg</text:p>
          </table:table-cell>
          <table:table-cell table:style-name="ce22" office:value-type="string">
            <text:p>:m other / 記録　文書 / @自室 / 朝体操 / hip-hopダンス / 「スネークアップ」、「左右振り」</text:p>
          </table:table-cell>
          <table:table-cell table:style-name="ce16"/>
          <table:table-cell table:style-name="ce3"/>
          <table:table-cell table:style-name="ce3" office:value-type="string">
            <text:p>N-35-35-22.75 E-139-34-54.16</text:p>
          </table:table-cell>
          <table:table-cell table:style-name="ce32" table:formula="of:=IF([.E11]=&quot;&quot;;[.C11];CONCATENATE([.C11];&quot; / &quot;;[.E11]))" office:value-type="string" office:string-value=":m other / 記録　文書 / @自室 / 朝体操 / hip-hopダンス / 「スネークアップ」、「左右振り」">
            <text:p>:m other / 記録　文書 / @自室 / 朝体操 / hip-hopダンス / 「スネークアップ」、「左右振り」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11_19-14-46_000.mov</text:p>
          </table:table-cell>
          <table:table-cell table:style-name="ce6" office:value-type="string">
            <text:p>:VIDEO / @自宅 / メモ / guitar,gt / 演奏、play / g-2020-0311-1 / prev,prev,prev-R.1:task-1,for=harmonics,score+,t.100,-,-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メモ / guitar,gt / 演奏、play / g-2020-0311-1 / prev,prev,prev-R.1:task-1,for=harmonics,score+,t.100,-,-,R=1">
            <text:p>:VIDEO / @自宅 / メモ / guitar,gt / 演奏、play / g-2020-0311-1 / prev,prev,prev-R.1:task-1,for=harmonics,score+,t.100,-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2020/03/12</text:date>, <text:time>08:33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2T08:33:47.89</dc:date>
    <dc:creator>iwabuchi ken</dc:creator>
    <meta:editing-duration>P18DT6H23M43S</meta:editing-duration>
    <meta:editing-cycles>7332</meta:editing-cycles>
    <meta:document-statistic meta:table-count="1" meta:cell-count="746" meta:object-count="0"/>
  </office:meta>
</office:document-meta>
</file>